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19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7</text:p>
          </table:table-cell>
          <table:table-cell office:value-type="string">
            <text:p>C_0603</text:p>
          </table:table-cell>
          <table:table-cell office:value-type="float" office:value="2">
            <text:p>2</text:p>
          </table:table-cell>
          <table:table-cell office:value-type="string">
            <text:p>N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2,C3,C4</text:p>
          </table:table-cell>
          <table:table-cell office:value-type="string">
            <text:p>C_0603</text:p>
          </table:table-cell>
          <table:table-cell office:value-type="float" office:value="3">
            <text:p>3</text:p>
          </table:table-cell>
          <table:table-cell office:value-type="string">
            <text:p>1u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5,C6,C8,C10,C11,C12</text:p>
          </table:table-cell>
          <table:table-cell office:value-type="string">
            <text:p>C_0603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9,C13</text:p>
          </table:table-cell>
          <table:table-cell office:value-type="string">
            <text:p>C_1206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1,D3</text:p>
          </table:table-cell>
          <table:table-cell office:value-type="string">
            <text:p>MELF_Standard</text:p>
          </table:table-cell>
          <table:table-cell office:value-type="float" office:value="2">
            <text:p>2</text:p>
          </table:table-cell>
          <table:table-cell office:value-type="string">
            <text:p>ZMY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,D5</text:p>
          </table:table-cell>
          <table:table-cell office:value-type="string">
            <text:p>Diode-SMA_Standard</text:p>
          </table:table-cell>
          <table:table-cell office:value-type="float" office:value="2">
            <text:p>2</text:p>
          </table:table-cell>
          <table:table-cell office:value-type="string">
            <text:p>SS21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4,D6</text:p>
          </table:table-cell>
          <table:table-cell office:value-type="string">
            <text:p>SMini2-F5-B</text:p>
          </table:table-cell>
          <table:table-cell office:value-type="float" office:value="2">
            <text:p>2</text:p>
          </table:table-cell>
          <table:table-cell office:value-type="string">
            <text:p>DZ2J130M0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,R2,R9,R10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3,R4,R6,R8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string">
            <text:p>3R9 (1)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5,R7</text:p>
          </table:table-cell>
          <table:table-cell office:value-type="string">
            <text:p>R_0603</text:p>
          </table:table-cell>
          <table:table-cell office:value-type="float" office:value="2">
            <text:p>2</text:p>
          </table:table-cell>
          <table:table-cell office:value-type="string">
            <text:p>NP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2</text:p>
          </table:table-cell>
          <table:table-cell office:value-type="string">
            <text:p>SOIC-8_3.9x4.9mm_Pitch1.27mm</text:p>
          </table:table-cell>
          <table:table-cell office:value-type="float" office:value="1">
            <text:p>1</text:p>
          </table:table-cell>
          <table:table-cell office:value-type="string">
            <text:p>L78L05AC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3</text:p>
          </table:table-cell>
          <table:table-cell office:value-type="string">
            <text:p>SOIC-16_7.5x10.3mm_Pitch1.27mm</text:p>
          </table:table-cell>
          <table:table-cell office:value-type="float" office:value="1">
            <text:p>1</text:p>
          </table:table-cell>
          <table:table-cell office:value-type="string">
            <text:p>SI823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5,U6</text:p>
          </table:table-cell>
          <table:table-cell office:value-type="string">
            <text:p>NXE2_DCDC</text:p>
          </table:table-cell>
          <table:table-cell office:value-type="float" office:value="2">
            <text:p>2</text:p>
          </table:table-cell>
          <table:table-cell office:value-type="string">
            <text:p>NXE2S1212MC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,U4</text:p>
          </table:table-cell>
          <table:table-cell office:value-type="string">
            <text:p>GateDriverSub</text:p>
          </table:table-cell>
          <table:table-cell office:value-type="float" office:value="2">
            <text:p>2</text:p>
          </table:table-cell>
          <table:table-cell office:value-type="string">
            <text:p>GateDrive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20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20:37:37.55</dc:date>
    <dc:creator>Kurt Skauen</dc:creator>
    <meta:document-statistic meta:table-count="1" meta:cell-count="88" meta:object-count="0"/>
    <meta:generator>OpenOffice/4.0.1$Win32 OpenOffice.org_project/401m5$Build-9714</meta:generator>
  </office:meta>
</office:document-meta>
</file>